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667cm" fo:break-before="auto" style:use-optimal-row-height="true"/>
    </style:style>
    <style:style style:name="ro2" style:family="table-row">
      <style:table-row-properties style:row-height="7.541cm" fo:break-before="auto" style:use-optimal-row-height="true"/>
    </style:style>
    <style:style style:name="ro3" style:family="table-row">
      <style:table-row-properties style:row-height="6.415cm" fo:break-before="auto" style:use-optimal-row-height="true"/>
    </style:style>
    <style:style style:name="ro4" style:family="table-row">
      <style:table-row-properties style:row-height="6.041cm" fo:break-before="auto" style:use-optimal-row-height="true"/>
    </style:style>
    <style:style style:name="ro5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личностьность</text:p>
          </table:table-cell>
          <table:table-cell office:value-type="string">
            <text:p>включенность в отношения непосредственного взаимодействия</text:p>
          </table:table-cell>
          <table:table-cell office:value-type="string">
            <text:p>принадлежность к малой группе</text:p>
          </table:table-cell>
          <table:table-cell table:number-columns-repeated="1020"/>
        </table:table-row>
        <table:table-row table:style-name="ro2">
          <table:table-cell office:value-type="string">
            <text:p><text:span text:style-name="T1">признак- </text:span><text:span text:style-name="T1">личностност</text:span><text:span text:style-name="T1">ь. <text:s text:c="6"/></text:span><text:s text:c="13"/><text:s/><text:span text:style-name="T2">Свойства — </text:span><text:span text:style-name="T2">классификац</text:span><text:span text:style-name="T2">ия </text:span><text:span text:style-name="T2">личностей, </text:span><text:span text:style-name="T2">персонифик</text:span><text:span text:style-name="T2">ация </text:span><text:span text:style-name="T2">личностей </text:span><text:span text:style-name="T2">(фио), </text:span><text:span text:style-name="T2">иерархия </text:span><text:span text:style-name="T2">личностей.</text:span> <text:span text:style-name="T3">Межличност</text:span><text:span text:style-name="T3">ные связи — </text:span><text:span text:style-name="T3">классификац</text:span><text:span text:style-name="T3">ия (любовь, </text:span><text:span text:style-name="T3">ненависть, </text:span><text:span text:style-name="T3">безразличие </text:span><text:span text:style-name="T3">и пр) </text:span></text:p>
          </table:table-cell>
          <table:table-cell table:style-name="ce2" office:value-type="string">
            <text:p>теория личности (система имен, паспортные данные, идентификационные жанные)</text:p>
          </table:table-cell>
          <table:table-cell table:number-columns-repeated="1022"/>
        </table:table-row>
        <table:table-row table:style-name="ro3">
          <table:table-cell office:value-type="string">
            <text:p><text:span text:style-name="T1">Признак — </text:span><text:span text:style-name="T1">включенност</text:span><text:span text:style-name="T1">ь в </text:span><text:span text:style-name="T1">отношения </text:span><text:span text:style-name="T1">непосредств</text:span><text:span text:style-name="T1">енного </text:span><text:span text:style-name="T1">взаимодейст</text:span><text:span text:style-name="T1">вия. <text:s text:c="2"/></text:span><text:s/><text:span text:style-name="T2">Свойства — </text:span><text:span text:style-name="T2">взаимодейст</text:span><text:span text:style-name="T2">вий, их </text:span><text:span text:style-name="T2">иерархия </text:span>( <text:s text:c="4"/><text:s/><text:span text:style-name="T3">связи между </text:span><text:span text:style-name="T3">взаимодейст</text:span><text:span text:style-name="T3">вия</text:span></text:p>
          </table:table-cell>
          <table:table-cell office:value-type="string">
            <text:p>связи между личностью и отношениями непосредственного взаимодействия. <text:s text:c="5"/>Иванов Иван Иванович 1950 года рождения, русский, знаком с Петровым Сидором Петровичем</text:p>
          </table:table-cell>
          <table:table-cell table:style-name="ce2" office:value-type="string">
            <text:p>теория непосредственного взаимодействия</text:p>
          </table:table-cell>
          <table:table-cell table:number-columns-repeated="1021"/>
        </table:table-row>
        <table:table-row table:style-name="ro4"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text:span text:style-name="T3">Отношения </text:span><text:span text:style-name="T3">между </text:span><text:span text:style-name="T3">малыми </text:span><text:span text:style-name="T3">группами как </text:span><text:span text:style-name="T3">форма </text:span><text:span text:style-name="T3">связей </text:span><text:span text:style-name="T3">между ними.</text:span></text:p>
          </table:table-cell>
          <table:table-cell office:value-type="string">
            <text:p>Иванов Иван Иванович выпивает в компании с Петровым и Сидоровым (у всех идентификационные данные)</text:p>
          </table:table-cell>
          <table:table-cell office:value-type="string">
            <text:p>связи между включенностью в малые группы и непосредственными взаимодействием (случайный знакомый, постоянные член, лидер, ведомый и прочее)</text:p>
          </table:table-cell>
          <table:table-cell table:style-name="ce2" office:value-type="string">
            <text:p>теория малых групп</text:p>
          </table:table-cell>
          <table:table-cell table:number-columns-repeated="1020"/>
        </table:table-row>
        <table:table-row table:style-name="ro5" table:number-rows-repeated="65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1:4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3T11:38:47</meta:creation-date>
    <dc:date>2010-02-23T11:47:03</dc:date>
    <dc:creator>simon kordonsky</dc:creator>
    <meta:editing-duration>PT00H08M16S</meta:editing-duration>
    <meta:editing-cycles>1</meta:editing-cycles>
    <meta:document-statistic meta:table-count="3" meta:cell-count="12" meta:object-count="0"/>
    <meta:generator>OpenOffice.org/3.2$Unix OpenOffice.org_project/320m9$Build-9476</meta:generator>
  </office:meta>
</office:document-meta>
</file>